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FAWRG+CMSY10" svg:font-family="GFAWRG+CMSY10" style:font-family-generic="roman"/>
    <style:font-face style:name="HKMCUA+TimesNewRomanPS-BoldMT" svg:font-family="HKMCUA+TimesNewRomanPS-BoldMT" style:font-family-generic="roman"/>
    <style:font-face style:name="LCQWCT+CourierNewPS-BoldMT" svg:font-family="LCQWCT+CourierNewPS-BoldMT" style:font-family-generic="roman"/>
    <style:font-face style:name="MPFTQX+CMBX12" svg:font-family="MPFTQX+CMBX12" style:font-family-generic="roman"/>
    <style:font-face style:name="NUVKKF+CMR10" svg:font-family="NUVKKF+CMR10" style:font-family-generic="roman"/>
    <style:font-face style:name="NYPBVO+CMTT10" svg:font-family="NYPBVO+CMTT10" style:font-family-generic="roman"/>
    <style:font-face style:name="PFLEJL+TimesNewRomanPS-ItalicMT" svg:font-family="PFLEJL+TimesNewRomanPS-ItalicMT" style:font-family-generic="roman"/>
    <style:font-face style:name="PSAFOY+CMMI10" svg:font-family="PSAFOY+CMMI10" style:font-family-generic="roman"/>
    <style:font-face style:name="Times" svg:font-family="Times" style:font-family-generic="roman"/>
    <style:font-face style:name="YJFNLP+TimesNewRomanPSMT" svg:font-family="YJFNLP+TimesNewRomanPSMT" style:font-family-generic="roman"/>
    <style:font-face style:name="YWEEDQ+CMEX10" svg:font-family="YWEEDQ+CMEX10"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master-page-name="">
      <style:paragraph-properties fo:margin-top="0in" fo:margin-bottom="0in" style:contextual-spacing="true" fo:text-align="start" style:justify-single-word="false" style:page-number="auto"/>
    </style:style>
    <style:style style:name="P3" style:family="paragraph" style:parent-style-name="Text_20_body">
      <style:paragraph-properties fo:margin-top="0in" fo:margin-bottom="0in" style:contextual-spacing="true"/>
      <style:text-properties style:font-name="Times" fo:font-size="12pt" style:font-size-asian="12pt" style:font-size-complex="12pt"/>
    </style:style>
    <style:style style:name="P4" style:family="paragraph" style:parent-style-name="Text_20_body" style:list-style-name="L2">
      <style:paragraph-properties fo:margin-top="0in" fo:margin-bottom="0in" style:contextual-spacing="true"/>
      <style:text-properties style:font-name="Times" fo:font-size="12pt" style:font-size-asian="12pt" style:font-size-complex="12pt"/>
    </style:style>
    <style:style style:name="P5" style:family="paragraph" style:parent-style-name="Text_20_body" style:list-style-name="L2">
      <style:paragraph-properties fo:margin-top="0in" fo:margin-bottom="0in" style:contextual-spacing="true"/>
      <style:text-properties style:font-name="Times" fo:font-size="12pt" officeooo:paragraph-rsid="001de71b" style:font-size-asian="12pt" style:font-size-complex="12pt"/>
    </style:style>
    <style:style style:name="P6" style:family="paragraph" style:parent-style-name="Text_20_body">
      <style:paragraph-properties fo:margin-top="0in" fo:margin-bottom="0in" style:contextual-spacing="true"/>
      <style:text-properties style:font-name="Times" fo:font-size="12pt" officeooo:rsid="001b9509" style:font-size-asian="12pt" style:font-size-complex="12pt"/>
    </style:style>
    <style:style style:name="P7" style:family="paragraph" style:parent-style-name="Text_20_body">
      <style:paragraph-properties fo:margin-top="0in" fo:margin-bottom="0in" style:contextual-spacing="true"/>
      <style:text-properties style:font-name="Courier 10 Pitch" fo:font-size="12pt" style:font-size-asian="12pt" style:font-size-complex="12pt"/>
    </style:style>
    <style:style style:name="P8" style:family="paragraph" style:parent-style-name="Text_20_body" style:list-style-name="L2">
      <style:paragraph-properties fo:margin-top="0in" fo:margin-bottom="0in" style:contextual-spacing="true"/>
      <style:text-properties style:font-name="Courier 10 Pitch" fo:font-size="12pt" style:font-size-asian="12pt" style:font-size-complex="12pt"/>
    </style:style>
    <style:style style:name="P9" style:family="paragraph" style:parent-style-name="Text_20_body" style:list-style-name="L2">
      <style:paragraph-properties fo:margin-top="0in" fo:margin-bottom="0in" style:contextual-spacing="true"/>
      <style:text-properties style:font-name="Courier 10 Pitch" fo:font-size="12pt" officeooo:paragraph-rsid="001b9509" style:font-size-asian="12pt" style:font-size-complex="12pt"/>
    </style:style>
    <style:style style:name="T1" style:family="text">
      <style:text-properties officeooo:rsid="001b9509"/>
    </style:style>
    <style:style style:name="T2" style:family="text">
      <style:text-properties style:font-name="Courier 10 Pitch"/>
    </style:style>
    <style:style style:name="T3" style:family="text">
      <style:text-properties style:font-name="Courier 10 Pitch" officeooo:rsid="001de71b"/>
    </style:style>
    <style:style style:name="T4" style:family="text">
      <style:text-properties officeooo:rsid="001d17ce"/>
    </style:style>
    <style:style style:name="T5" style:family="text">
      <style:text-properties officeooo:rsid="001de71b"/>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Quantitative Methods Boot Camp Homework Day 2</text:span><text:tab/></text:h>
      <text:p text:style-name="P1"/>
      <text:p text:style-name="P1"/>
      <text:p text:style-name="P2"/>
      <text:list xml:id="list2100237294648999013" text:style-name="L2">
        <text:list-item>
          <text:p text:style-name="P4">Consider the following code:</text:p>
          <text:p text:style-name="P4"/>
          <text:p text:style-name="P9">x=[];</text:p>
          <text:p text:style-name="P9">for i=1:2:10</text:p>
          <text:list>
            <text:list-header>
              <text:p text:style-name="P8">x(i)=i;</text:p>
            </text:list-header>
          </text:list>
          <text:p text:style-name="P8">end</text:p>
          <text:p text:style-name="P4"/>
          <text:p text:style-name="P4">a. How many times will the loop run?</text:p>
          <text:p text:style-name="P4"/>
          <text:p text:style-name="P4">b. What will x look like when the loop is done?</text:p>
        </text:list-item>
      </text:list>
      <text:p text:style-name="P3"/>
      <text:p text:style-name="P3"/>
      <text:list xml:id="list120414923496138" text:continue-numbering="true" text:style-name="L2">
        <text:list-item>
          <text:p text:style-name="P4">In the following code, what's the chance that A will equal 1?</text:p>
          <text:p text:style-name="P8"/>
          <text:p text:style-name="P8">A=ceil(rand*100)</text:p>
          <text:p text:style-name="P8">if mod(A,10)~=2</text:p>
          <text:list>
            <text:list-header>
              <text:p text:style-name="P8">A=1;</text:p>
            </text:list-header>
          </text:list>
          <text:p text:style-name="P8">else</text:p>
          <text:list text:continue-numbering="true">
            <text:list-header>
              <text:p text:style-name="P8">A=2;</text:p>
            </text:list-header>
          </text:list>
          <text:p text:style-name="P8">end</text:p>
        </text:list-item>
      </text:list>
      <text:p text:style-name="P6"/>
      <text:p text:style-name="P6"/>
      <text:list xml:id="list120414967838955" text:continue-numbering="true" text:style-name="L2">
        <text:list-item>
          <text:p text:style-name="P4">What is x going to look like?</text:p>
          <text:p text:style-name="P4"/>
          <text:p text:style-name="P8">x=[];</text:p>
          <text:p text:style-name="P8">for i=1:10</text:p>
          <text:list>
            <text:list-header>
              <text:p text:style-name="P8">for j=1:10</text:p>
              <text:list>
                <text:list-header>
                  <text:p text:style-name="P8">for k=1:10</text:p>
                  <text:list>
                    <text:list-header>
                      <text:p text:style-name="P8">if i&gt;j &amp; j&gt;k | (i==k &amp; i==j)</text:p>
                      <text:list>
                        <text:list-header>
                          <text:p text:style-name="P8">x(i,j,k)=1</text:p>
                        </text:list-header>
                      </text:list>
                      <text:p text:style-name="P8">elseif mod(i+j+k,10)&gt;9</text:p>
                      <text:list text:continue-numbering="true">
                        <text:list-header>
                          <text:p text:style-name="P8">x(i,j,k)=2</text:p>
                        </text:list-header>
                      </text:list>
                      <text:p text:style-name="P8">else</text:p>
                      <text:list text:continue-numbering="true">
                        <text:list-header>
                          <text:p text:style-name="P8">x(i,j,k)=-1;</text:p>
                        </text:list-header>
                      </text:list>
                      <text:p text:style-name="P8">end</text:p>
                    </text:list-header>
                  </text:list>
                  <text:p text:style-name="P8">end</text:p>
                </text:list-header>
              </text:list>
              <text:p text:style-name="P8">end</text:p>
            </text:list-header>
          </text:list>
          <text:p text:style-name="P8">end</text:p>
          <text:p text:style-name="P8"/>
          <text:p text:style-name="P8"/>
          <text:p text:style-name="P4"/>
        </text:list-item>
        <text:list-item>
          <text:p text:style-name="P4"><text:soft-page-break/>Look up the help on the while loop. What does this program do? Think big picture.</text:p>
          <text:p text:style-name="P4"/>
          <text:p text:style-name="P8">a=round(rand*100)</text:p>
          <text:p text:style-name="P8">p=0;</text:p>
          <text:p text:style-name="P8">while (p==0)</text:p>
          <text:list>
            <text:list-header>
              <text:p text:style-name="P8">p=1;</text:p>
              <text:p text:style-name="P8">for x=2:a/2</text:p>
              <text:list>
                <text:list-header>
                  <text:p text:style-name="P8">if mod(a,x)==0</text:p>
                  <text:list>
                    <text:list-header>
                      <text:p text:style-name="P8">p=0;</text:p>
                    </text:list-header>
                  </text:list>
                  <text:p text:style-name="P8">end</text:p>
                </text:list-header>
              </text:list>
              <text:p text:style-name="P8">end</text:p>
              <text:p text:style-name="P9">a=a+1;</text:p>
            </text:list-header>
          </text:list>
          <text:p text:style-name="P9">end</text:p>
          <text:p text:style-name="P8">a-1</text:p>
        </text:list-item>
      </text:list>
      <text:p text:style-name="P7"/>
      <text:p text:style-name="P7"/>
      <text:list xml:id="list120413472786661" text:continue-numbering="true" text:style-name="L2">
        <text:list-item>
          <text:p text:style-name="P4">In a single line of code, create a, a 10 by 10 array where all values are zero except along the diagonal where all values equal 5. (Hint: use the <text:span text:style-name="T2">eye</text:span> function (look this up with the MATLAB help)).</text:p>
        </text:list-item>
      </text:list>
      <text:p text:style-name="P3"/>
      <text:p text:style-name="P3"/>
      <text:list xml:id="list120414844887361" text:continue-numbering="true" text:style-name="L2">
        <text:list-item>
          <text:p text:style-name="P4">Starting with the a array you just created, and using a single line of code: to each element of the sixth row and eighth row of the array a, add double the value of the element in the sixth row, six column of array a.</text:p>
        </text:list-item>
      </text:list>
      <text:p text:style-name="P3"/>
      <text:p text:style-name="P3"/>
      <text:list xml:id="list120414874435291" text:continue-numbering="true" text:style-name="L2">
        <text:list-item>
          <text:p text:style-name="P4">Use the same array a from problems <text:span text:style-name="T1">5</text:span> and <text:span text:style-name="T1">6</text:span>:</text:p>
          <text:p text:style-name="P4"/>
          <text:p text:style-name="P4">a. Save a new array b1 as the array a to the power of the value in the fourth row, fifth column of array a. (x^y is x to the power y)</text:p>
          <text:p text:style-name="P4"/>
          <text:p text:style-name="P4">b. Save a new array b2 as each element of the array a to the power of the value in the fourth row, fifth column of array a.</text:p>
          <text:p text:style-name="P4"/>
          <text:p text:style-name="P4"/>
        </text:list-item>
        <text:list-item>
          <text:p text:style-name="P4">Using the array from the last 3 problems:</text:p>
          <text:p text:style-name="P4"/>
          <text:p text:style-name="P4">a. What is the average value of each column of array a? (Try using the built-in MATLAB function)</text:p>
          <text:p text:style-name="P4"/>
          <text:p text:style-name="P4">b. What is the average value of each row of array a?</text:p>
          <text:p text:style-name="P4"/>
          <text:p text:style-name="P4">c. What is the average value of every third column (1st , 4th, 7th, etc.) of the array a?</text:p>
          <text:p text:style-name="P4"/>
          <text:p text:style-name="P4">d. What is the average value of every other row (1st , 3rd, 5th, etc.) of the array a?</text:p>
          <text:p text:style-name="P4"><text:soft-page-break/></text:p>
        </text:list-item>
        <text:list-item>
          <text:p text:style-name="P4"><text:span text:style-name="T1">a.</text:span> Make the following array</text:p>
          <text:p text:style-name="P4"/>
          <text:p text:style-name="P4"><draw:frame draw:style-name="fr1" draw:name="Object1" text:anchor-type="as-char" svg:y="-0.4854in" svg:width="1.0272in" svg:height="0.872in" draw:z-index="0"><draw:object xlink:href="./Object 1" xlink:type="simple" xlink:show="embed" xlink:actuate="onLoad"/><draw:image xlink:href="./ObjectReplacements/Object 1" xlink:type="simple" xlink:show="embed" xlink:actuate="onLoad"/></draw:frame></text:p>
          <text:p text:style-name="P4"/>
          <text:p text:style-name="P4">b. Now, make a new array B that is a normalization of array A (such that all numbers are between 0 and 1). This is done by <text:span text:style-name="T4">fi</text:span>rst subtracting the smallest number and then dividing by the range (largest number - smallest number) of the array.</text:p>
          <text:p text:style-name="P4"/>
          <text:p text:style-name="P4">c. Use <text:span text:style-name="T2">hist</text:span> to view histograms of both A and B and verify that you did the right thing.</text:p>
          <text:p text:style-name="P4"/>
          <text:p text:style-name="P4"/>
        </text:list-item>
        <text:list-item>
          <text:p text:style-name="P4"><text:span text:style-name="T4">a.</text:span> Write a function which takes 3 numbers (x,y,z). Have it create z random integers that are evenly likely to anywhere between x and y. Convince yourself that your function does what you want.</text:p>
          <text:p text:style-name="P4"/>
          <text:p text:style-name="P4">b. What is the e<text:span text:style-name="T4">ff</text:span>ect of subtraction on the median, mean, and standard deviation?</text:p>
          <text:p text:style-name="P4"/>
          <text:p text:style-name="P4">c. What is the e<text:span text:style-name="T4">ff</text:span>ect of division on the median, mean, and standard deviation?</text:p>
          <text:p text:style-name="P4"/>
          <text:p text:style-name="P4">d. What is the e<text:span text:style-name="T4">ff</text:span>ect of removing the top 5 and bottom 5% outliers on the mean, median, and standard deviation of a normal distribution (<text:span text:style-name="T2">randn</text:span>)?</text:p>
          <text:p text:style-name="P4"/>
          <text:p text:style-name="P4">e. What is the e<text:span text:style-name="T5">ff</text:span>ect of removing the top 5 and bottom 5% outlier on an exponential distribution (<text:span text:style-name="T3">exprnd</text:span>)?</text:p>
          <text:p text:style-name="P4"/>
        </text:list-item>
      </text:list>
      <text:p text:style-name="P3"/>
      <text:list xml:id="list120415332487360" text:continue-numbering="true" text:style-name="L2">
        <text:list-item>
          <text:p text:style-name="P4">Consider the following code:</text:p>
          <text:p text:style-name="P4"/>
          <text:p text:style-name="P8">A=[1 2 3; 4 5 6];</text:p>
          <text:p text:style-name="P8">r=2;</text:p>
          <text:p text:style-name="P8">s=A(r);</text:p>
          <text:p text:style-name="P8">r=s;</text:p>
          <text:p text:style-name="P8">clear</text:p>
          <text:p text:style-name="P8">B=[7 8; 9 10];</text:p>
          <text:p text:style-name="P8">t=B(2,1);</text:p>
          <text:p text:style-name="P8">clc</text:p>
          <text:p text:style-name="P8">u=B(3);</text:p>
          <text:p text:style-name="P4"/>
          <text:p text:style-name="P4">At the end of this, what is the value of the following variables?</text:p>
          <text:p text:style-name="P4">A, B, <text:s/>r, s, t, u</text:p>
        </text:list-item>
      </text:list>
      <text:p text:style-name="P3"/>
      <text:list xml:id="list120413401031468" text:continue-numbering="true" text:style-name="L2">
        <text:list-item>
          <text:p text:style-name="P4"><text:soft-page-break/>What does the ' command do when placed after an array?</text:p>
        </text:list-item>
      </text:list>
      <text:p text:style-name="P3"/>
      <text:p text:style-name="P3"/>
      <text:list xml:id="list120414585859176" text:continue-numbering="true" text:style-name="L2">
        <text:list-item>
          <text:p text:style-name="P4">The <text:span text:style-name="T5">fi</text:span>le <text:span text:style-name="T2">marathon.xls</text:span> contains marathon training and performance data from a study on 47 runners (<text:a xlink:type="simple" xlink:href="http://www.jhse.ua.es/jhse/article/view/190">http://www.jhse.ua.es/jhse/article/view/190</text:a>).</text:p>
          <text:p text:style-name="P4"/>
          <text:p text:style-name="P4">a. The data is stored in a excel spreadsheet. The <text:span text:style-name="T5">fi</text:span>rst column is average weekly training volume (in km per week) and the second column is marathon race pace (in seconds per kilometer). Make histograms of each column.</text:p>
          <text:p text:style-name="P4"/>
          <text:p text:style-name="P4">b. For the <text:span text:style-name="T5">group </text:span>stud<text:span text:style-name="T5">ied</text:span>, what is the relationship between race pace and training volume (label your axes<text:span text:style-name="T5">)</text:span>?</text:p>
        </text:list-item>
      </text:list>
      <text:p text:style-name="P3"/>
      <text:p text:style-name="P3"/>
      <text:list xml:id="list120414158977809" text:continue-numbering="true" text:style-name="L2">
        <text:list-item>
          <text:p text:style-name="P5">File <text:span text:style-name="T2">bostonRain.mat</text:span> contains data about measured total rainfall (in inches) at various locations in Boston in the years 2003 to 2012.</text:p>
          <text:p text:style-name="P5"/>
          <text:p text:style-name="P5">a. Load the data. Use <text:span text:style-name="T2">whos</text:span> to see what kind of array you are working with.</text:p>
          <text:p text:style-name="P5"/>
          <text:p text:style-name="P4">b. You will notice that not all arrays are of the same length. This is because the later years include two more observation points that were not there in the earlier data. Write a script that compares the Station names of <text:span text:style-name="T2">rain12</text:span> and <text:span text:style-name="T2">rain3</text:span> and <text:span text:style-name="T5">fi</text:span>nds the stations that are new in <text:span text:style-name="T2">rain12</text:span>. (Hint: You might <text:span text:style-name="T5">fi</text:span>nd the commands <text:span text:style-name="T2">strfind</text:span> and <text:span text:style-name="T2">cell2mat</text:span> helpful. You will also need to think about how to handle entries in a cell array).</text:p>
          <text:p text:style-name="P4"/>
          <text:p text:style-name="P4">c. We only want to work with the weather stations for which observations exist for all of the ten years. Therefore, remove the extra data points from arrays <text:span text:style-name="T2">rain11</text:span> and <text:span text:style-name="T2">rain12</text:span>.</text:p>
        </text:list-item>
      </text:list>
      <text:p text:style-name="P3"/>
      <text:list xml:id="list120414773791885" text:continue-numbering="true" text:style-name="L2">
        <text:list-header>
          <text:p text:style-name="P4">d. Now, it would be handy to have all the data organized di<text:span text:style-name="T5">ff</text:span>erently. One way to do this would be to have one array that just stores the data (with rows indicating the weather station and columns indicating years). Two di<text:span text:style-name="T5">ff</text:span>erent arrays could hold the information about the weather stations used and the years recorded, respectively. Implement this.</text:p>
          <text:p text:style-name="P4"/>
          <text:p text:style-name="P4">e. By looping through the data array (or otherwise), <text:span text:style-name="T5">fi</text:span>nd the <text:span text:style-name="T5">fi</text:span>rst year when total rainfall (across all weather stations) exceeded 300 inches, and for that year, <text:span text:style-name="T5">fi</text:span>nd the weather station with the maximum rainfall.</text:p>
        </text:list-header>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FAWRG+CMSY10" svg:font-family="GFAWRG+CMSY10" style:font-family-generic="roman"/>
    <style:font-face style:name="HKMCUA+TimesNewRomanPS-BoldMT" svg:font-family="HKMCUA+TimesNewRomanPS-BoldMT" style:font-family-generic="roman"/>
    <style:font-face style:name="LCQWCT+CourierNewPS-BoldMT" svg:font-family="LCQWCT+CourierNewPS-BoldMT" style:font-family-generic="roman"/>
    <style:font-face style:name="MPFTQX+CMBX12" svg:font-family="MPFTQX+CMBX12" style:font-family-generic="roman"/>
    <style:font-face style:name="NUVKKF+CMR10" svg:font-family="NUVKKF+CMR10" style:font-family-generic="roman"/>
    <style:font-face style:name="NYPBVO+CMTT10" svg:font-family="NYPBVO+CMTT10" style:font-family-generic="roman"/>
    <style:font-face style:name="PFLEJL+TimesNewRomanPS-ItalicMT" svg:font-family="PFLEJL+TimesNewRomanPS-ItalicMT" style:font-family-generic="roman"/>
    <style:font-face style:name="PSAFOY+CMMI10" svg:font-family="PSAFOY+CMMI10" style:font-family-generic="roman"/>
    <style:font-face style:name="Times" svg:font-family="Times" style:font-family-generic="roman"/>
    <style:font-face style:name="YJFNLP+TimesNewRomanPSMT" svg:font-family="YJFNLP+TimesNewRomanPSMT" style:font-family-generic="roman"/>
    <style:font-face style:name="YWEEDQ+CMEX10" svg:font-family="YWEEDQ+CMEX10"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2T11:36:05.800407402</meta:creation-date>
    <dc:date>2014-08-12T12:04:13.182584795</dc:date>
    <meta:editing-duration>PT12M16S</meta:editing-duration>
    <meta:editing-cycles>2</meta:editing-cycles>
    <meta:generator>LibreOffice/4.2.4.2$Linux_X86_64 LibreOffice_project/420m0$Build-2</meta:generator>
    <meta:document-statistic meta:table-count="0" meta:image-count="0" meta:object-count="1" meta:page-count="4" meta:paragraph-count="84" meta:word-count="914" meta:character-count="4768" meta:non-whitespace-character-count="3949"/>
  </office:meta>
</office:document-meta>
</file>

<file path=Object 1/content.xml><?xml version="1.0" encoding="utf-8"?>
<math xmlns="http://www.w3.org/1998/Math/MathML" display="block">
  <semantics>
    <mrow>
      <mi>A</mi>
      <mo stretchy="false">=</mo>
      <mrow>
        <mo fence="true" stretchy="true">[</mo>
        <mrow>
          <mtable>
            <mtr>
              <mtd>
                <mn>1</mn>
              </mtd>
              <mtd>
                <mn>1</mn>
              </mtd>
              <mtd>
                <mn>2</mn>
              </mtd>
            </mtr>
            <mtr>
              <mtd>
                <mn>2</mn>
              </mtd>
              <mtd>
                <mn>7</mn>
              </mtd>
              <mtd>
                <mn>7</mn>
              </mtd>
            </mtr>
            <mtr>
              <mtd>
                <mn>3</mn>
              </mtd>
              <mtd>
                <mn>9</mn>
              </mtd>
              <mtd>
                <mn>9</mn>
              </mtd>
            </mtr>
            <mtr>
              <mtd>
                <mn>4</mn>
              </mtd>
              <mtd>
                <mn>7</mn>
              </mtd>
              <mtd>
                <mn>3</mn>
              </mtd>
            </mtr>
          </mtable>
        </mrow>
        <mo fence="true" stretchy="true">]</mo>
      </mrow>
    </mrow>
    <annotation encoding="StarMath 5.0">A = left[matrix{1 # 1 # 2 ## 2 # 7 # 7  ## 3 # 9 # 9 ## 4 # 7 # 3} right] 
</annotation>
  </semantics>
</math>
</file>